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2.55cm" fo:min-width="14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4cm" fo:min-width="0.49cm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0.74cm" fo:min-width="0.49cm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74cm" fo:min-width="0.4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74cm" fo:min-width="1.34cm"/>
    </style:style>
    <style:style style:name="gr7" style:family="graphic" style:parent-style-name="standard">
      <style:graphic-properties svg:stroke-width="0.2cm" svg:stroke-color="#000000" draw:marker-start-width="0.8cm" draw:marker-end-width="0.8cm" draw:fill="none" draw:fill-color="#ed1c24" draw:textarea-horizontal-align="justify" draw:textarea-vertical-align="middle" draw:auto-grow-height="false" fo:min-height="0.258cm" fo:min-width="3.544cm" fo:padding-top="0.225cm" fo:padding-bottom="0.225cm" fo:padding-left="0.35cm" fo:padding-right="0.35cm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ed1c24"/>
      <style:paragraph-properties fo:text-align="center"/>
    </style: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g>
          <draw:polygon draw:style-name="gr1" draw:text-style-name="P1" draw:layer="layout" svg:width="14.999cm" svg:height="12.799cm" svg:x="0.8cm" svg:y="0.6cm" svg:viewBox="0 0 15000 12800" draw:points="0,12800 0,0 15000,0 15000,12800">
            <text:p/>
          </draw:polygon>
          <draw:custom-shape draw:style-name="gr2" draw:text-style-name="P2" draw:layer="layout" svg:width="1.4cm" svg:height="1.4cm" svg:x="1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3.6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3.6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8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0.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13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g>
          <draw:polygon draw:style-name="gr1" draw:text-style-name="P1" draw:layer="layout" svg:width="14.999cm" svg:height="12.799cm" svg:x="0.8cm" svg:y="0.6cm" svg:viewBox="0 0 15000 12800" draw:points="0,12800 0,0 15000,0 15000,12800">
            <text:p/>
          </draw:polygon>
          <draw:custom-shape draw:style-name="gr2" draw:text-style-name="P2" draw:layer="layout" svg:width="1.4cm" svg:height="1.4cm" svg:x="1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3.6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3.6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8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8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8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8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0.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13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2.6cm" svg:height="1.4cm" svg:x="7.8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6cm" svg:height="1cm" svg:x="3.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g>
          <draw:polygon draw:style-name="gr1" draw:text-style-name="P1" draw:layer="layout" svg:width="14.999cm" svg:height="12.799cm" svg:x="0.8cm" svg:y="0.6cm" svg:viewBox="0 0 15000 12800" draw:points="0,12800 0,0 15000,0 15000,12800">
            <text:p/>
          </draw:polygon>
          <draw:custom-shape draw:style-name="gr2" draw:text-style-name="P2" draw:layer="layout" svg:width="1.4cm" svg:height="1.4cm" svg:x="1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3.6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3.6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8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0.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13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g>
          <draw:polygon draw:style-name="gr1" draw:text-style-name="P1" draw:layer="layout" svg:width="14.999cm" svg:height="12.799cm" svg:x="0.8cm" svg:y="0.6cm" svg:viewBox="0 0 15000 12800" draw:points="0,12800 0,0 15000,0 15000,12800">
            <text:p/>
          </draw:polygon>
          <draw:custom-shape draw:style-name="gr2" draw:text-style-name="P2" draw:layer="layout" svg:width="1.4cm" svg:height="1.4cm" svg:x="1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3.6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3.6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8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0.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13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14:00:31.399532801</meta:creation-date>
    <dc:date>2018-11-23T11:57:23.833514972</dc:date>
    <meta:editing-duration>PT2H59M4S</meta:editing-duration>
    <meta:editing-cycles>4</meta:editing-cycles>
    <meta:generator>LibreOffice/6.0.6.2$Linux_X86_64 LibreOffice_project/00m0$Build-2</meta:generator>
    <meta:document-statistic meta:object-count="183"/>
  </office:meta>
</office:document-meta>
</file>